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KGinisSmall" svg:font-family="CKGinisSmall" style:font-family-generic="swiss" style:font-pitch="variable"/>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3" style:family="table-cell">
      <style:table-cell-properties fo:border="none" style:writing-mode="lr-tb" style:vertical-align="bottom" fo:padding-top="0in" fo:padding-left="0in" fo:padding-bottom="0in" fo:padding-right="0in"/>
    </style:style>
    <style:style style:name="TableCell14" style:family="table-cell">
      <style:table-cell-properties fo:border="none" style:writing-mode="lr-tb" style:vertical-align="bottom" fo:padding-top="0in" fo:padding-left="0in" fo:padding-bottom="0in" fo:padding-right="0in"/>
    </style:style>
    <style:style style:name="P15" style:parent-style-name="Normální" style:family="paragraph">
      <style:text-properties fo:font-weight="bold" style:font-weight-asian="bold"/>
    </style:style>
    <style:style style:name="P16" style:parent-style-name="Normální" style:family="paragraph">
      <style:text-properties style:font-name-complex="Arial" text:display="none"/>
    </style:style>
    <style:style style:name="TableColumn18" style:family="table-column">
      <style:table-column-properties style:column-width="0.6895in"/>
    </style:style>
    <style:style style:name="TableColumn19" style:family="table-column">
      <style:table-column-properties style:column-width="2.3652in"/>
    </style:style>
    <style:style style:name="TableColumn20" style:family="table-column">
      <style:table-column-properties style:column-width="2.8506in"/>
    </style:style>
    <style:style style:name="Table17" style:family="table">
      <style:table-properties style:width="5.9055in" fo:margin-left="0in" table:align="left"/>
    </style:style>
    <style:style style:name="TableRow21" style:family="table-row">
      <style:table-row-properties style:min-row-height="0.3395in"/>
    </style:style>
    <style:style style:name="TableCell22" style:family="table-cell">
      <style:table-cell-properties fo:border="none" style:writing-mode="lr-tb" style:vertical-align="bottom" fo:padding-top="0in" fo:padding-left="0in" fo:padding-bottom="0in" fo:padding-right="0in"/>
    </style:style>
    <style:style style:name="TableCell23" style:family="table-cell">
      <style:table-cell-properties fo:border="none" style:writing-mode="lr-tb" style:vertical-align="bottom" fo:padding-top="0in" fo:padding-left="0in" fo:padding-bottom="0in" fo:padding-right="0in"/>
    </style:style>
    <style:style style:name="TableCell24" style:family="table-cell">
      <style:table-cell-properties fo:border="none" style:writing-mode="lr-tb" fo:padding-top="0in" fo:padding-left="0in" fo:padding-bottom="0in" fo:padding-right="0in"/>
    </style:style>
    <style:style style:name="P25" style:parent-style-name="Základnítext" style:family="paragraph">
      <style:text-properties fo:font-size="3pt" style:font-size-asian="3pt"/>
    </style:style>
    <style:style style:name="P26" style:parent-style-name="Základnítext" style:family="paragraph">
      <style:text-properties fo:font-style="italic" style:font-style-asian="italic"/>
    </style:style>
    <style:style style:name="P27" style:parent-style-name="Základnítext" style:family="paragraph">
      <style:paragraph-properties fo:line-height="100%"/>
      <style:text-properties fo:font-style="italic" style:font-style-asian="italic"/>
    </style:style>
    <style:style style:name="P28" style:parent-style-name="Základnítext" style:family="paragraph">
      <style:paragraph-properties fo:line-height="100%"/>
      <style:text-properties fo:font-style="italic" style:font-style-asian="italic"/>
    </style:style>
    <style:style style:name="P29" style:parent-style-name="Základnítext" style:family="paragraph">
      <style:paragraph-properties fo:line-height="100%"/>
      <style:text-properties fo:font-style="italic" style:font-style-asian="italic"/>
    </style:style>
    <style:style style:name="P30" style:parent-style-name="Základnítext" style:family="paragraph">
      <style:paragraph-properties fo:line-height="100%"/>
      <style:text-properties fo:font-style="italic" style:font-style-asian="italic"/>
    </style:style>
    <style:style style:name="P31" style:parent-style-name="Základnítext" style:family="paragraph">
      <style:paragraph-properties fo:line-height="100%" fo:margin-left="0.5in">
        <style:tab-stops/>
      </style:paragraph-properties>
      <style:text-properties fo:font-style="italic" style:font-style-asian="italic" fo:font-size="4pt" style:font-size-asian="4pt"/>
    </style:style>
    <style:style style:name="T32" style:parent-style-name="Standardnípísmoodstavce" style:family="text">
      <style:text-properties fo:font-weight="bold" style:font-weight-asian="bold"/>
    </style:style>
    <style:style style:name="T33" style:parent-style-name="Standardnípísmoodstavce" style:family="text">
      <style:text-properties fo:font-weight="bold" style:font-weight-asian="bold"/>
    </style:style>
    <style:style style:name="P34" style:parent-style-name="Normální" style:family="paragraph">
      <style:paragraph-properties fo:break-before="page"/>
    </style:style>
    <style:style style:name="P35" style:parent-style-name="Základnítext" style:family="paragraph">
      <style:paragraph-properties fo:margin-top="0in"/>
    </style:style>
    <style:style style:name="T36" style:parent-style-name="Hypertextovýodkaz" style:family="text">
      <style:text-properties fo:font-size="9pt" style:font-size-asian="9pt"/>
    </style:style>
    <style:style style:name="T37" style:parent-style-name="Hypertextovýodkaz" style:family="text">
      <style:text-properties style:use-window-font-color="true" style:text-underline-type="none"/>
    </style:style>
    <style:style style:name="T38" style:parent-style-name="Hypertextovýodkaz" style:family="text">
      <style:text-properties style:use-window-font-color="true" style:text-underline-type="none"/>
    </style:style>
    <style:style style:name="T39" style:parent-style-name="Hypertextovýodkaz" style:family="text">
      <style:text-properties style:use-window-font-color="true" style:text-underline-type="none"/>
    </style:style>
    <style:style style:name="T40" style:parent-style-name="Hypertextovýodkaz" style:family="text">
      <style:text-properties style:use-window-font-color="true" style:text-underline-type="none"/>
    </style:style>
    <style:style style:name="T41" style:parent-style-name="Hypertextovýodkaz" style:family="text">
      <style:text-properties style:use-window-font-color="true" style:text-underline-type="none"/>
    </style:style>
    <style:style style:name="P42" style:parent-style-name="Základnítext" style:family="paragraph">
      <style:paragraph-properties fo:margin-bottom="0in"/>
    </style:style>
    <style:style style:name="T43" style:parent-style-name="Hypertextovýodkaz" style:family="text">
      <style:text-properties style:use-window-font-color="true" style:text-underline-type="none"/>
    </style:style>
    <style:style style:name="P44" style:parent-style-name="Základnítext" style:family="paragraph">
      <style:paragraph-properties fo:margin-top="0in" fo:margin-bottom="0in"/>
    </style:style>
    <style:style style:name="T45" style:parent-style-name="Hypertextovýodkaz" style:family="text">
      <style:text-properties style:use-window-font-color="true" style:text-underline-type="none"/>
    </style:style>
    <style:style style:name="P46" style:parent-style-name="Základnítext" style:family="paragraph">
      <style:paragraph-properties fo:margin-top="0in" fo:margin-bottom="0in"/>
    </style:style>
    <style:style style:name="T47" style:parent-style-name="Hypertextovýodkaz" style:family="text">
      <style:text-properties style:use-window-font-color="true" style:text-underline-type="none"/>
    </style:style>
    <style:style style:name="P48" style:parent-style-name="Základnítext" style:family="paragraph">
      <style:paragraph-properties fo:margin-top="0in"/>
    </style:style>
    <style:style style:name="T49" style:parent-style-name="Hypertextovýodkaz" style:family="text">
      <style:text-properties style:use-window-font-color="true" style:text-underline-type="none"/>
    </style:style>
    <style:style style:name="T50" style:parent-style-name="Hypertextovýodkaz" style:family="text">
      <style:text-properties style:use-window-font-color="true" style:text-underline-type="none"/>
    </style:style>
    <style:style style:name="T51" style:parent-style-name="Hypertextovýodkaz" style:family="text">
      <style:text-properties style:use-window-font-color="true" style:text-underline-type="none"/>
    </style:style>
    <style:style style:name="T52" style:parent-style-name="Hypertextovýodkaz" style:family="text">
      <style:text-properties style:use-window-font-color="true" style:text-underline-type="none"/>
    </style:style>
    <style:style style:name="T53" style:parent-style-name="Hypertextovýodkaz" style:family="text">
      <style:text-properties style:use-window-font-color="true" style:text-underline-type="none"/>
    </style:style>
    <style:style style:name="T54" style:parent-style-name="Hypertextovýodkaz" style:family="text">
      <style:text-properties style:use-window-font-color="true" style:text-underline-type="none"/>
    </style:style>
    <style:style style:name="P55" style:parent-style-name="Normální" style:family="paragraph">
      <style:paragraph-properties fo:break-before="page"/>
    </style:style>
    <style:style style:name="P56" style:parent-style-name="Základnítext" style:family="paragraph">
      <style:paragraph-properties fo:margin-top="0in" fo:margin-bottom="0in"/>
    </style:style>
    <style:style style:name="P57" style:parent-style-name="Základnítext" style:family="paragraph">
      <style:paragraph-properties fo:margin-top="0in" fo:margin-bottom="0in"/>
    </style:style>
    <style:style style:name="P58" style:parent-style-name="Základnítext" style:family="paragraph">
      <style:paragraph-properties fo:margin-top="0in" fo:margin-bottom="0in"/>
    </style:style>
    <style:style style:name="P59" style:parent-style-name="Normální" style:family="paragraph">
      <style:paragraph-properties fo:break-before="page"/>
    </style:style>
    <style:style style:name="P60" style:parent-style-name="Základnítext" style:family="paragraph">
      <style:paragraph-properties fo:margin-top="0in" fo:margin-bottom="0in"/>
    </style:style>
    <style:style style:name="P61" style:parent-style-name="Základnítext" style:family="paragraph">
      <style:paragraph-properties fo:margin-top="0in" fo:margin-bottom="0in"/>
    </style:style>
    <style:style style:name="P62" style:parent-style-name="Základnítext" style:family="paragraph">
      <style:paragraph-properties fo:margin-top="0in" fo:margin-bottom="0in"/>
    </style:style>
    <style:style style:name="P63" style:parent-style-name="Základnítext" style:family="paragraph">
      <style:paragraph-properties fo:margin-top="0in" fo:margin-bottom="0in"/>
    </style:style>
    <style:style style:name="P64" style:parent-style-name="Základnítext" style:family="paragraph">
      <style:paragraph-properties fo:margin-top="0in" fo:margin-bottom="0in"/>
    </style:style>
    <style:style style:name="P65" style:parent-style-name="Základnítext" style:family="paragraph">
      <style:paragraph-properties fo:margin-top="0in"/>
    </style:style>
    <style:style style:name="P66" style:parent-style-name="podpis" style:family="paragraph">
      <style:paragraph-properties fo:text-align="start" fo:margin-left="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3">
            <text:p text:style-name="Normální"/>
            <text:p text:style-name="Normální"/>
            <text:p text:style-name="Normální"><text:bookmark-start text:name="Text14"/><text:bookmark-start text:name="Text2"/>K106 81/2021<text:bookmark-end text:name="Text14"/></text:p>
            <text:p text:style-name="Normální">KVOP-44750/2021<text:bookmark-end text:name="Text2"/></text:p>
            <text:p text:style-name="Normální"><text:bookmark-start text:name="Text6"/>25. 10. 2021<text:bookmark-end text:name="Text6"/></text:p>
            <text:p text:style-name="Normální"/>
            <text:p text:style-name="Normální"/>
            <text:p text:style-name="Normální"/>
            <text:p text:style-name="Normální"/>
            <text:p text:style-name="Normální"/>
          </table:table-cell>
          <table:table-cell table:style-name="TableCell14">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P. P.</text:p>
            <text:p text:style-name="Normální"/>
            <text:p text:style-name="Normální"/>
            <text:p text:style-name="P15">e-mail:<text:s/></text:p>
            <text:p text:style-name="Normální"/>
            <text:p text:style-name="Normální"/>
            <text:p text:style-name="Normální"/>
          </table:table-cell>
        </table:table-row>
      </table:table>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Normální"/>
          </table:table-cell>
          <table:table-cell table:style-name="TableCell23">
            <text:p text:style-name="Normální"/>
          </table:table-cell>
          <table:table-cell table:style-name="TableCell24">
            <text:p text:style-name="Normální"/>
          </table:table-cell>
        </table:table-row>
      </table:table>
      <text:h text:style-name="Nadpis1" text:outline-level="1"/>
      <text:h text:style-name="Nadpis1" text:outline-level="1">Sdělení o poskytnutí informace podle zákona č. 106/1999 Sb., o svobodném přístupu k informacím, ve znění pozdějších předpisů</text:h>
      <text:p text:style-name="P25"/>
      <text:p text:style-name="Základnítext">Vážená paní P.,</text:p>
      <text:p text:style-name="Základnítext">dne 10. října 2021 byla do Kanceláře veřejného ochránce práv doručena<text:s/>Vaše žádost podle zákona o svobodném přístupu k informacím. Žádáte o poskytnutí informací týkajících se činnosti veřejného ochránce práv. <text:s/></text:p>
      <text:p text:style-name="Základnítext">Konkrétně se jedná o následující údaje, cituji:</text:p>
      <text:p text:style-name="P26">„Kolik případů šetření podle § 14 zákona č. 349/1999 Sb., o Veřejném<text:s/>ochránci práv, ve znění pozdějších předpisů dotýkajících se Krajského úřadu v Pardubicích za rok 2019 a kolik za rok 2020. Ke každému případu žádám také o tyto informace:</text:p>
      <text:list text:style-name="LFO3_1" text:continue-numbering="true">
        <text:list-item>
          <text:p text:style-name="P27">Stručné označení věci, v níž Váš úřad ve věci působil</text:p>
        </text:list-item>
        <text:list-item>
          <text:p text:style-name="P28">Výsledek šetření Veřejného ochránce práv</text:p>
        </text:list-item>
        <text:list-item>
          <text:p text:style-name="P29">Vyjádření krajského úřadu k šetření</text:p>
        </text:list-item>
        <text:list-item>
          <text:p text:style-name="P30">V případě porušení právních předpisů a pochybení úřadu, jaké opatření k nápravě bylo navrhnuto a zda se jím krajský úřad řídil.“</text:p>
        </text:list-item>
      </text:list>
      <text:p text:style-name="P31"/>
      <text:p text:style-name="Základnítext">S ohledem na formulaci Vašeho dotazu usuzuji, že předmětem Vašeho zájmu jsou ty případy, ve kterých došlo ve vymezeném období (tj. v letech 2019 a 2020) k zahájení šetření vůči Krajskému úřadu Pardubického kraje.<text:s/></text:p>
      <text:p text:style-name="Základnítext">Ve smyslu zákona o svobodném přístupu k informacím Vám<text:s/><text:span text:style-name="T32">poskytuji</text:span><text:s/><text:span text:style-name="T33">níže uvedené informace:</text:span></text:p>
      <text:p text:style-name="Základnítext">V letech 2019 a 2020 zahájil veřejný ochránce práv celkem 9 šetření vůči Krajskému úřadu Pardubického kraje. K průběhu jednotlivých šetření a zjištěným poznatkům připojuji následující údaje, které reflektují Vámi požadované informace:</text:p>
      <text:p text:style-name="P34"/>
      <text:p text:style-name="Základnítext"><text:span text:style-name="Hypertextovýodkaz">Šetření pod sp. zn. 5689/2019/VOP/DP</text:span></text:p>
      <text:p text:style-name="Základnítext">Dne 13. srpna<text:s/>2019 zahájila tehdejší veřejná ochránkyně práv Mgr. Anna Šabatová, Ph.D. šetření z vlastní iniciativy. Jeho předmětem bylo prověření postupu Krajského úřadu Pardubického kraje při udělování výjimky z budoucích emisních limitů rtuti a oxidů dusíku pro chvaletickou elektrárnu.</text:p>
      <text:p text:style-name="Základnítext">Vzhledem k tomu, že ve stejné době probíhalo v této věci i odvolací řízení u Ministerstva životního prostředí, ochránkyně si v případě zjištění pochybení stanovila další cíl šetření – přispět k případnému zrušení rozhodnutí krajského úřadu o změně integrovaného povolení pro chvaletickou elektrárnu.</text:p>
      <text:p text:style-name="Základnítext">Ochránkyně v posuzovaném případě identifikovala několik problematických aspektů (například odepření možnosti vyjádřit se k podkladům pro vydání rozhodnutí, výrazné překročení denního limitu emisí či nedostatečné odůvodnění rozhodnutí). Ministerstvo životního prostředí následně přistoupilo ke zrušení rozhodnutí krajského úřadu, přičemž argumentovalo téměř identickými důvody, na které poukazovala i samotná ochránkyně.<text:span text:style-name="Značkapozn.podčarou"><text:note text:note-class="footnote" text:id="_ftn0"><text:note-citation>1</text:note-citation><text:note-body><text:p text:style-name="P35"><text:s/><text:span text:style-name="Textpozn.podčarouChar">Úplné znění zprávy o šetř</text:span><text:span text:style-name="Textpozn.podčarouChar">ení ze dne 11. února 2020 je dostupné v Evidenci stanovisek ombudsmana na:<text:s/></text:span><text:a xlink:href="https://eso.ochrance.cz/Nalezene/Edit/7888" office:target-frame-name="_top" xlink:show="replace"><text:span text:style-name="T36">https://eso.ochrance.cz/Nalezene/Edit/7888</text:span></text:a><text:span text:style-name="Textpozn.podčarouChar">.<text:s/></text:span></text:p></text:note-body></text:note></text:span></text:p>
      <text:p text:style-name="Základnítext">Jelikož ochránkyně dosáhla cíle svého šetření, přistoupila k jeho ukončení<text:s/>podle § 18 odst. 2 zákona o veřejném ochránci práv,<text:span text:style-name="Značkapozn.podčarou"><text:note text:note-class="footnote" text:id="_ftn1"><text:note-citation>2</text:note-citation><text:note-body><text:p text:style-name="Textpozn.podčarou"><text:s/>Zákon č. 349/1999 Sb., o veřejném ochránci práv, ve znění pozdějších předpisů.</text:p></text:note-body></text:note></text:span><text:s/>s tím, že nepožadovala po krajském úřadu přijetí opatření k nápravě. Přislíbila ovšem, že bude předmětnou kauzu i nadále monitorovat.</text:p>
      <text:p text:style-name="Základnítext">Krajský úřad se ke zprávě o šetření nevyjádřil (ostatně o to ani nebyl požádán).</text:p>
      <text:p text:style-name="Základnítext"><text:span text:style-name="Hypertextovýodkaz">Šetření pod sp. zn. 5709/2019/VOP/TM</text:span></text:p>
      <text:p text:style-name="Základnítext"><text:span text:style-name="T37">Dne 11. září 2019 obdržela Kancelář veřejného ochránce práv podnět v oblasti stavebního práva. V něm stěžovatel namítal, že ne</text:span><text:span text:style-name="T38">byl společně se svou manželkou přizván k řízení o dodatečném povolení stavby (dřevěný stánek u pivnice), a také že stavba, resp. její přístavba neodpovídá původnímu stavebnímu záměru. Mimo to si stěžoval, že provozem stánku a užíváním přilehlé zahrady doch</text:span><text:span text:style-name="T39">ází na porušování nočního klidu.</text:span></text:p>
      <text:p text:style-name="Základnítext"><text:span text:style-name="T40">JUDr. Stanislav Křeček, tehdy v roli zástupce veřejné ochránkyně práv, zahájil dne 4. listopadu 2019 šetření, v němž se zabýval postupem stavebních úřadů (Městský úřad v Ústí nad Orlicí a Krajský úřad Pardubického kraje) v<text:s/></text:span><text:span text:style-name="T41">této věci.</text:span></text:p>
      <text:p text:style-name="P42"><text:span text:style-name="T43">Svou pozornost věnoval zástupce ochránkyně zejména tomu, zda:</text:span></text:p>
      <text:list text:style-name="LFO4" text:continue-numbering="true">
        <text:list-item>
          <text:p text:style-name="P44"><text:span text:style-name="T45">byla stavba a její přístavba povolena v souladu se stavebním zákonem a územním plánem,<text:s/></text:span></text:p>
        </text:list-item>
        <text:list-item>
          <text:p text:style-name="P46"><text:span text:style-name="T47">měl být stěžovatel skutečně vyrozuměn stavebním úřadem o záměru přístavby stavby,<text:s/></text:span></text:p>
        </text:list-item>
        <text:list-item>
          <text:p text:style-name="P48"><text:span text:style-name="T49">užívání část</text:span><text:span text:style-name="T50">i pozemku zahrady jako restaurační zahrádky vyžadovalo změnu území či nikoliv.</text:span></text:p>
        </text:list-item>
      </text:list>
      <text:p text:style-name="Základnítext"><text:span text:style-name="T51">Zástupce ochránkyně neshledal v postupu stavebních úřadů žádné pochybení. Případ proto uzavřel podle § 17 zákona o veřejném ochránci práv s tím, že nepožadoval po šetřených</text:span><text:span text:style-name="Hypertextovýodkaz"><text:s/></text:span><text:span text:style-name="T52">úřad</text:span><text:span text:style-name="T53">ech přijetí opatření k nápravě.</text:span></text:p>
      <text:p text:style-name="Základnítext"><text:span text:style-name="T54">Krajský úřad se ke zprávě o šetření nevyjádřil (ostatně o to ani nebyl požádán).</text:span></text:p>
      <text:p text:style-name="Základnítext"><text:span text:style-name="Hypertextovýodkaz">Šetření pod sp. zn. 7474/2019/VOP/PJE</text:span></text:p>
      <text:p text:style-name="Základnítext">Zástupkyně veřejného ochránce práv Mgr. Monika Šimůnková zahájila dne 26. listopadu 2019 šetření z vlastní iniciativy. V něm se snažila shromáždit data týkající se projednávání přestupků poskytovatelů zdravotních služeb pro účely jejich využití v rámci dalších šetření. Oslovila proto veškeré krajské úřady a také Ministerstvo spravedlnosti, Ministerstvo obrany<text:s/>a Ministerstvo vnitra s žádostí o zodpovězení několika dotazů v dané věci.</text:p>
      <text:p text:style-name="Základnítext">Krajský úřad Pardubického kraje informoval zástupkyni ochránce o tom, že v letech 2012 až 2019 vedl celkem 3 přestupková řízení v této věci. V tomto ohledu jí rovněž poskytl informace o tom, čeho se předmětná řízení týkala a jaká shledal pochybení.</text:p>
      <text:p text:style-name="Základnítext">Dne 30. září 2020 uspořádala zástupkyně ochránce kulatý stůl, na němž osloveným subjektům zprostředkovala získané poznatky a rovněž jim umožnila se k dané problematice vyjádřit. Poté přistoupila k ukončení šetření (aniž by v dané věci vydala zprávu o šetření či doporučení).</text:p>
      <text:p text:style-name="Základnítext"><text:span text:style-name="Hypertextovýodkaz">Šetření pod sp. zn. 2226/2020/VOP/TK</text:span></text:p>
      <text:p text:style-name="Základnítext">Dne 8. dubna 2020 zahájila zástupkyně veřejného ochránce práv Mgr. Monika Šimůnková výzkumné šetření týkající se přechodné pěstounské péče. Její snahou bylo zejména zmapovat činnost krajských úřadů při vyhledávání nových rodin pro děti a také ověřit, zda při hledání vhodných pěstounů a osvojitelů mohou hrát roli některé faktory (např. etnikum dítěte, sourozenecké skupiny či zdravotní<text:s/>postižení). Oslovila proto veškeré krajské úřady a také orgány sociálně-právní ochrany dětí s žádostí o vyplnění dotazníku, případně o zaslání dalších doplňujících podkladů či vyjádření.</text:p>
      <text:p text:style-name="Základnítext">Krajský úřad Pardubického kraje poskytl zástupkyni ochránce potřebnou<text:s/>součinnost (vyplnil dotazník, zaslal dvě anonymizované kopie spisových materiálů z jeho evidence pro zprostředkování osvojení a pěstounské péče a také zodpověděl doplňující dotazy).</text:p>
      <text:p text:style-name="Základnítext">Poté, co zástupkyně ochránce vyhodnotila získané materiály, vydala výzkumnou zprávu společně se zprávou o šetření. V obou písemnostech zejména upozornila na značnou roztříštěnost praxe krajských úřadů. Rozhodla se proto formulovat obecná doporučení, která by mohla přispět nejen ke sjednocení postupů krajských úřadů a také ke zlepšení podmínek v oblasti náhradní péče o děti.</text:p>
      <text:p text:style-name="Základnítext">Krajský úřad se k závěrům výzkumného šetření nevyjádřil (ostatně o to ani nebyl požádán).</text:p>
      <text:p text:style-name="Základnítext">Šetření doposud nebylo ukončeno (zástupkyně ochránce se rozhodla jednat s Ministerstvem práce a sociálních věcí o<text:s/>realizaci jejích doporučení a rovněž pokračuje v provádění místního šetření na krajských úřadech).</text:p>
      <text:soft-page-break/>
      <text:p text:style-name="P55"><text:span text:style-name="Hypertextovýodkaz">Šetření pod sp. zn. 2588/2020/VOP/BV</text:span></text:p>
      <text:p text:style-name="Základnítext">Zástupkyně veřejného ochránce práv Mgr. Monika Šimůnková zahájila dne 28. dubna 2020 šetření z vlastní iniciativy. V něm<text:s/>se zejména snažila shromáždit informace o tom, zda bylo rodičům umožněno navštívit děti během jejich v hospitalizace v nemocnici po dobu nouzového stavu způsobeného šířením onemocnění COVID-19. Oslovila proto veškeré krajské úřady s žádostí o zodpovězení<text:s/>několika dotazů v této věci.</text:p>
      <text:p text:style-name="Základnítext">Krajský úřad Pardubického kraje sdělil zástupkyni ochránce, že doposud neobdržel žádnou stížnost ve věci nemožnosti navštívit své blízké (a to nejen ve vztahu k dětem, ale i jiným rodinným příslušníkům, např. pacientům v terminálním stádiu) v nemocnici a být tam s nimi po dobu jejich hospitalizace. Z těchto důvodů neprováděl v dané věci žádnou kontrolu, neboť nic nenasvědčovalo tomu, že by byla potřebná. Závěrem krajský úřad zmínil, že se doposud nesetkal s tím, že by poskytovatelé zdravotních služeb omezovali návštěvy pacientů nepřiměřeným způsobem.</text:p>
      <text:p text:style-name="Základnítext">Dne 30. září 2020 uspořádala zástupkyně ochránce kulatý stůl, na němž všem osloveným subjektům zprostředkovala získané poznatky a rovněž jim umožnila se k dané problematice vyjádřit.</text:p>
      <text:p text:style-name="Základnítext">Šetření zástupkyně ochránce doposud nebylo ukončeno.</text:p>
      <text:p text:style-name="Základnítext"><text:span text:style-name="Hypertextovýodkaz">Šetření pod sp. zn. 3779/2020/VOP/MPO</text:span></text:p>
      <text:p text:style-name="Základnítext">Dne 5. června 2020 zahájil veřejný ochránce práv JUDr. Stanislav Křeček výzkumné šetření zaměřené na přístupnost mysliveckých obor pro veřejnost. V tomto ohledu požádal několik subjektů (např. veškeré krajské úřady, orgány ochrany přírody a krajiny či samotné uživatele obor) o vyplnění dotazníků.</text:p>
      <text:p text:style-name="Základnítext">Krajský úřad Pardubického kraje neposkytl ochránci v dané věci součinnost.</text:p>
      <text:p text:style-name="Základnítext">V současné době probíhá vyhodnocení získaných podkladů a také dochází k realizaci místních šetření v některých vybraných oborách (šetření tedy doposud nebylo ukončeno).</text:p>
      <text:p text:style-name="Základnítext"><text:span text:style-name="Hypertextovýodkaz">Šetření pod sp. zn. 4579/2020/VOP/VGB</text:span></text:p>
      <text:p text:style-name="Základnítext">Zástupkyně veřejného ochránce práv Mgr. Monika Šimůnková zahájila dne 29. června 2020 šetření z vlastní iniciativy. Jeho předmětem bylo ověřit, jak často a v jakých případech povinné subjekty přistupují k odmítnutí žádosti o informace ve smyslu zákona č. 106/1999 Sb. s odkazem na zneužití práva na informace. Z těchto důvodů zástupkyně ochránce oslovila veškeré krajské úřady a veškerá ministerstva s žádostí zaslání kopií rozhodnutí a o zodpovězení několika dotazů.</text:p>
      <text:p text:style-name="Základnítext">Krajský úřad Pardubického kraje informoval zástupkyni ochránce o tom, že neeviduje žádné rozhodnutí v této věci. Současně uvedl, že se na něj v tomto ohledu obracely obce s žádostí o konzultace, a to za situace, kdy posuzovaly velký počet žádostí o informace od jednoho žadatele. Vzhledem k tomu, že krajský úřad neshledal v posuzovaných případech další skutečnosti svědčící o zneužití práva na informace, neidentifikoval prozatím žádný případ, který by naplnil skutkovou podstatu daného důvodu pro odmítnutí žádosti.</text:p>
      <text:soft-page-break/>
      <text:p text:style-name="Základnítext">Zástupkyně ochránce po vyhodnocení všech odpovědí oslovených subjektů vydala zprávu o šetření. V ní shrnula získané poznatky a současně formulovala obecná doporučení, jak mají povinné subjekty postupovat při vyřizování žádostí o informace.</text:p>
      <text:p text:style-name="Základnítext">Krajský úřad se ke zprávě o šetření nevyjádřil.</text:p>
      <text:p text:style-name="Základnítext">Zástupkyně ochránce se rozhodla šetření ukončit s tím, že bude sledovat, zda jsou její doporučení uplatňována v praxi.</text:p>
      <text:p text:style-name="Základnítext"><text:span text:style-name="Hypertextovýodkaz">Šetření pod sp. zn. 1605/2020/VOP/SN</text:span></text:p>
      <text:p text:style-name="Základnítext">Dne 6. března 2020 obdržela Kancelář veřejného ochránce práv podnět v oblasti stavebního práva. V něm stěžovatel namítal, že se na sousedním pozemku nachází nepovolené stavby (betonová zeď a dílna k podnikání včetně přístřešku), které mohou vlivem zatýkání dešťových vod narušit statiku hraniční zdi a také jeho rodinného domu. Kromě toho nesouhlasil s tím, že sousedé využívají stavbu bývalé prádelny k podnikání.</text:p>
      <text:p text:style-name="Základnítext">Dne 29. července 2020 se ochránce JUDr. Stanislav Křeček rozhodl zahájit šetření s cílem prověření nečinnosti stavebních úřadů (Městský úřad Chrast, Krajský úřad Pardubického kraje a Ministerstvo pro místní rozvoj) v této věci.</text:p>
      <text:p text:style-name="P56">Ve zprávě o šetření ochránce konstatoval, že:</text:p>
      <text:list text:style-name="LFO5" text:continue-numbering="true">
        <text:list-item>
          <text:p text:style-name="P57">jej Městský úřad Chrast<text:s/>nepřesvědčil o správnosti jeho závěru, že nepovolené stavby nevyžadují projednání v řízení o odstranění stavby, ani proč nevidí důvod zabývat se jiným způsobem užívání objektu bývalé prádelny,</text:p>
        </text:list-item>
        <text:list-item>
          <text:p text:style-name="P58">mu Krajský úřad Pardubického kraje dostatečným způsobem neobjasnil, proč neshledal důvod uplatit v dané věci opatření proti nečinnosti, ačkoliv mu Ministerstvo pro místní rozvoj v tomto ohledu přikázalo sjednat nápravu.</text:p>
        </text:list-item>
      </text:list>
      <text:p text:style-name="Základnítext">Krajský úřad Pardubického kraje na zprávu o šetření nereagoval.</text:p>
      <text:p text:style-name="Základnítext">Ochránce přistoupil k vydání závěrečného stanoviska podle § 19 zákona o veřejném ochránci práv, jehož součástí byl návrh opatření k nápravě. Ve vztahu ke krajskému úřadu konkrétně navrhl, aby mu sdělil, zda se prověřil nečinnost Městského úřadu Chrast spočívající v nezahájení řízení o odstranění nedovolených staveb.</text:p>
      <text:p text:style-name="Základnítext">Krajský úřad Pardubického kraje v reakci na závěrečné stanovisko informoval ochránce o tom, že tak skutečně učinil a poté vydal opatření proti nečinnosti (vydání tohoto příkazu se ovšem minulo s vyjádřením, které krajský úřad adresoval ochránci před vydáním zprávy o šetření). Městský úřad Chrast jej následně vyrozuměl o tom, že postupoval v souladu s jeho příkazem a předložil mu v tomto ohledu relevantní doklady o průběhu dalšího dokazování. Krajský úřad závěrem doplnil, že neměl<text:s/>důvod dále rozporovat postup městského úřadu.</text:p>
      <text:p text:style-name="Základnítext">Po vyhodnocení vyjádření všech šetřených úřadů se ochránce rozhodl případ uzavřít, neboť neshledal potřebným činit další úkony v dané věci.</text:p>
      <text:soft-page-break/>
      <text:p text:style-name="P59"><text:span text:style-name="Hypertextovýodkaz">Šetření pod sp. zn. 3927/2020/VOP/JVČ</text:span></text:p>
      <text:p text:style-name="Základnítext">Dne 19. června 2020 obdržela<text:s/>Kancelář veřejného ochránce práv podnět v oblasti týrání zvířat. V něm stěžovatel žádal o prošetření postupu Městského úřadu Svitavy a Krajského úřadu Pardubického kraje ve věci vydání rozhodnutí, jímž byl chovatel uznán vinným z porušení podmínek chovu handicapovaných zvířat.<text:s/></text:p>
      <text:p text:style-name="Základnítext">Ochránce JUDr. Stanislav Křeček se dne 9. října 2020 rozhodl zahájit v této věci šetření. V něm se především zaměřil na namítané průtahy v řízení, nedostatečnost odůvodnění rozhodnutí o přestupku a také na způsob řešení podjatosti úředních osob.</text:p>
      <text:p text:style-name="P60">V tomto ohledu ochránce dospěl k následujícím závěrům:</text:p>
      <text:list text:style-name="LFO6" text:continue-numbering="true">
        <text:list-item>
          <text:p text:style-name="P61">Městský úřad Svitavy byl po dobu 1 roku a 4 měsíců nečinný. Z tohoto důvodu nelze v konečném důsledku považovat celkovou délku přestupkového řízení za přiměřenou,</text:p>
        </text:list-item>
        <text:list-item>
          <text:p text:style-name="P62">Městský úřad Svitavy pochybil, když ve svém rozhodnutí nereagoval na vyjádření stěžovatele,</text:p>
        </text:list-item>
        <text:list-item>
          <text:p text:style-name="P63">rozhodnutí Městský úřad Svitavy je značně nepřehledné až nesrozumitelné (městský úřad ve svém rozhodnutí mj. citoval šesti stránkové odborné vyjádření Krajské veterinární správy pro Pardubický kraj. Za takové situace bylo dle názoru ochránce velmi obtížné nalézt v rozhodnutí „jádro věci,“ tedy řádné odůvodnění přestupkového jednání, neboť odborné vyjádření s tímto hodnocením příliš nesouviselo),</text:p>
        </text:list-item>
        <text:list-item>
          <text:p text:style-name="P64">Krajský úřad Pardubického kraje pochybil, když<text:s/>neupozornil na výše uvedené nedostatky rozhodnutí Městský úřad Svitavy,</text:p>
        </text:list-item>
        <text:list-item>
          <text:p text:style-name="P65">šetřené úřady nepochybily v případě rozhodování o námitce podjatosti.</text:p>
        </text:list-item>
      </text:list>
      <text:p text:style-name="Základnítext">Krajský úřad Pardubického kraje v reakci na zprávu o šetření uvedl, že souhlasí s tím, že Městský úřad Svitavy byl v řízení nečinný. Rovněž akceptoval závěr ochránce o nesrozumitelnosti rozhodnutí a pochybení městského úřadu v případě nepořádání se s vyjádřením stěžovatele. Krajský úřad ve svém vyjádření přislíbil, že pokud bude v budoucnu posuzovat obdobné rozhodnutí se složitě formulovaným výrokem či odůvodněním (případně pokud v rozhodnutí bude chybět vyjádření úřadu k námitkám účastníka řízení), upozorní na to dotčený úřad a bude jej metodicky vést ke správnému postupu.</text:p>
      <text:p text:style-name="Základnítext">Jelikož ochránce shledal přijatá opatření dostatečnými, přistoupil k uzavření případu podle § 18 odst. 2 zákona o veřejném ochránci práv.</text:p>
      <text:p text:style-name="Základnítext">S pozdravem</text:p>
      <text:p text:style-name="Základnítext"/>
      <text:p text:style-name="podpis"/>
      <text:p text:style-name="P66"/>
      <text:p text:style-name="podpis">JUDr. Pavel Pořízek, Ph.D., v. r.</text:p>
      <text:p text:style-name="podpis">vedoucí Kanceláře veřejného ochránce práv</text:p>
      <text:p text:style-name="podpis">(podepsáno elektronicky)</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KGinisSmall" svg:font-family="CKGinisSmall"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6</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SCDZ*</text:span></text:p>
        <text:p text:style-name="P12"/>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12-13T08:29:00Z</meta:creation-date>
    <dc:date>2021-12-13T08:39:00Z</dc:date>
    <meta:print-date>2016-06-27T07:08:00Z</meta:print-date>
    <meta:template xlink:href="KVOP_dopis%20vedoucího" xlink:type="simple"/>
    <meta:editing-cycles>3</meta:editing-cycles>
    <meta:editing-duration>PT720S</meta:editing-duration>
    <meta:user-defined meta:name="ContentTypeId">0x010100D3A71DC738674B4893D02C4CA0E22FAC</meta:user-defined>
    <meta:document-statistic meta:page-count="6" meta:paragraph-count="29" meta:word-count="2114" meta:character-count="14563" meta:row-count="103" meta:non-whitespace-character-count="12478"/>
  </office:meta>
</office:document-meta>
</file>